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9672" officeooo:paragraph-rsid="001c9672"/>
    </style:style>
    <style:style style:name="P2" style:family="paragraph" style:parent-style-name="Standard" style:list-style-name="L1">
      <style:text-properties officeooo:rsid="001c9672" officeooo:paragraph-rsid="001c9672"/>
    </style:style>
    <style:style style:name="P3" style:family="paragraph" style:parent-style-name="Standard" style:list-style-name="L1">
      <style:text-properties officeooo:rsid="001c9672" officeooo:paragraph-rsid="001e267e"/>
    </style:style>
    <style:style style:name="P4" style:family="paragraph" style:parent-style-name="Standard" style:list-style-name="L1">
      <style:text-properties fo:font-style="normal" officeooo:rsid="001e267e" officeooo:paragraph-rsid="001e267e" style:font-style-asian="normal" style:font-style-complex="normal"/>
    </style:style>
    <style:style style:name="P5" style:family="paragraph" style:parent-style-name="Standard" style:list-style-name="L1">
      <style:text-properties fo:font-weight="bold" officeooo:rsid="001c9672" officeooo:paragraph-rsid="001e267e" style:font-weight-asian="bold" style:font-weight-complex="bold"/>
    </style:style>
    <style:style style:name="P6" style:family="paragraph" style:parent-style-name="Standard">
      <style:text-properties fo:font-weight="bold" officeooo:rsid="001c9672" officeooo:paragraph-rsid="001c967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e267e" style:font-weight-asian="bold" style:font-weight-complex="bold"/>
    </style:style>
    <style:style style:name="T3" style:family="text">
      <style:text-properties fo:font-style="italic" officeooo:rsid="001e267e" style:font-style-asian="italic" style:font-style-complex="italic"/>
    </style:style>
    <style:style style:name="T4" style:family="text">
      <style:text-properties fo:font-style="italic" fo:font-weight="bold" officeooo:rsid="001e267e" style:font-style-asian="italic" style:font-weight-asian="bold" style:font-style-complex="italic" style:font-weight-complex="bold"/>
    </style:style>
    <style:style style:name="T5" style:family="text">
      <style:text-properties officeooo:rsid="001efc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SCI 5980: Computational Methods in Earth Science</text:p>
      <text:p text:style-name="P6">In-Class Exercise: analysis of Plate Boundary Observatory (PBO) GPS data</text:p>
      <text:p text:style-name="P6"/>
      <text:p text:style-name="P1">Steps:</text:p>
      <text:list xml:id="list4837827301408726581" text:style-name="L1">
        <text:list-item>
          <text:p text:style-name="P2">Create a new GitHub repository for this project</text:p>
        </text:list-item>
        <text:list-item>
          <text:p text:style-name="P2">Read a little about the Plate Boundary Observatory: http://pbo.unavco.org/</text:p>
        </text:list-item>
        <text:list-item>
          <text:p text:style-name="P2">Pick a PBO station from the UNAVCO website, and download its data: https://www.unavco.org/instrumentation/networks/status/pbo</text:p>
          <text:p text:style-name="P2">Also make a couple notes on what you see in the picture</text:p>
        </text:list-item>
      </text:list>
      <text:p text:style-name="P1"/>
      <text:p text:style-name="P1"/>
      <text:p text:style-name="P1"/>
      <text:p text:style-name="P1"/>
      <text:p text:style-name="P1"/>
      <text:p text:style-name="P1"/>
      <text:list xml:id="list155155651816103" text:continue-numbering="true" text:style-name="L1">
        <text:list-item>
          <text:p text:style-name="P2">Familiarize yourself with the data structure: reference position and displacement. Make a mental note of how long the time-series is; if it is less than a year or two, you might want to pick another station to have more data to work with.</text:p>
        </text:list-item>
        <text:list-item>
          <text:p text:style-name="P2">Include the PBO CSV file in your repository, and then start writing code to read the CSV file. Some suggestions include <text:span text:style-name="T1">Pandas (read_csv)</text:span> and <text:span text:style-name="T1">numpy (genfromtxt)</text:span>. You will have to go through the help for these functions to understand how to use them; this is part of this in-class project! You may also need to use the <text:span text:style-name="T1">strptime</text:span> function in <text:span text:style-name="T1">datetime</text:span> to handle the time stamps... but not necessarily.</text:p>
        </text:list-item>
        <text:list-item>
          <text:p text:style-name="P3">Plot the displacement data in x, y, and z. I'll get you started:<text:line-break/><text:span text:style-name="T1">from matplotlib import pyplot as plt<text:line-break/>fig = plt.figure(figsize=</text:span><text:span text:style-name="T2">(6, 12)) # choose an appropriate figure size for three panels<text:line-break/>ax1 = plt.subplot(3, 1, 1) # first panel<text:line-break/></text:span><text:span text:style-name="T4">...... plotting commands here</text:span><text:span text:style-name="T2"><text:line-break/>ax2 = plt.subplot(3, 1, 1) # second panel<text:line-break/></text:span><text:span text:style-name="T4">...... plotting commands here</text:span><text:span text:style-name="T2"><text:line-break/>ax3 = plt.subplot(3, 1, 1) # third panel</text:span></text:p>
          <text:p text:style-name="P5"><text:span text:style-name="T3">...... plotting commands here</text:span></text:p>
          <text:p text:style-name="P4">I expect the plots to include axis labels and data points.</text:p>
        </text:list-item>
        <text:list-item>
          <text:p text:style-name="P4">Perform an ordinary linear regression on the data -- and save the code for this in your repository. Here are some links to good guides online (this is also part of this project -- getting more famililar with online tools that can help you). The first is a detailed walkthrough with applications aimed at use with Pandas; the others are SciPy and Numpy help pages:<text:line-break/>https://github.com/justmarkham/DAT4/blob/master/notebooks/08_linear_regression.ipynb<text:line-break/>https://docs.scipy.org/doc/scipy-0.14.0/reference/generated/scipy.stats.linregress.html<text:line-break/>https://docs.scipy.org/doc/numpy/reference/generated/numpy.linalg.lstsq.html</text:p>
        </text:list-item>
        <text:list-item>
          <text:p text:style-name="P4">Subtract the results of your regression from your data to find the residual. Remember, y = mx+b</text:p>
        </text:list-item>
        <text:list-item>
          <text:p text:style-name="P4">Now that you have the residual, see if there is any structure in it. Visually inspect the plots, <text:span text:style-name="T5">create a histogram of the data, use Pandas or other Python tools to find the mean, standard deviation, quartiles, standard error of the meain, etc... Do you think that the linear fits to the GPS data are robust? Why or why not (hint: symmetrical error around the mean, and low amounts of error, are key in evaluating a f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Wickert</meta:initial-creator>
    <meta:creation-date>2017-03-22T11:17:08.462959991</meta:creation-date>
    <dc:date>2017-03-22T15:51:54.928434575</dc:date>
    <dc:creator>Andrew Wickert</dc:creator>
    <meta:editing-duration>PT4H13M35S</meta:editing-duration>
    <meta:editing-cycles>2</meta:editing-cycles>
    <meta:generator>LibreOffice/5.2.2.2$Linux_X86_64 LibreOffice_project/20m0$Build-2</meta:generator>
    <meta:document-statistic meta:table-count="0" meta:image-count="0" meta:object-count="0" meta:page-count="1" meta:paragraph-count="15" meta:word-count="422" meta:character-count="2668" meta:non-whitespace-character-count="2270"/>
  </office:meta>
</office:document-meta>
</file>